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F800000136DDD7953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3.471cm" style:rel-column-width="12665*"/>
    </style:style>
    <style:style style:name="PubliAttachments.B" style:family="table-column">
      <style:table-column-properties style:column-width="3.15cm" style:rel-column-width="11493*"/>
    </style:style>
    <style:style style:name="PubliAttachments.C" style:family="table-column">
      <style:table-column-properties style:column-width="3.727cm" style:rel-column-width="13596*"/>
    </style:style>
    <style:style style:name="PubliAttachments.D" style:family="table-column">
      <style:table-column-properties style:column-width="1.746cm" style:rel-column-width="6373*"/>
    </style:style>
    <style:style style:name="PubliAttachments.E" style:family="table-column">
      <style:table-column-properties style:column-width="1.956cm" style:rel-column-width="7135*"/>
    </style:style>
    <style:style style:name="PubliAttachments.F" style:family="table-column">
      <style:table-column-properties style:column-width="1.956cm" style:rel-column-width="7137*"/>
    </style:style>
    <style:style style:name="PubliAttachments.G" style:family="table-column">
      <style:table-column-properties style:column-width="1.956cm" style:rel-column-width="7136*"/>
    </style:style>
    <style:style style:name="PubliAttachments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PubliAttachments.G1" style:family="table-cell">
      <style:table-cell-properties fo:background-color="#cccccc" fo:padding="0.097cm" fo:border="0.05pt solid #b3b3b3">
        <style:background-image/>
      </style:table-cell-properties>
    </style:style>
    <style:style style:name="PubliAttachments.A2" style:family="table-cell">
      <style:table-cell-properties fo:padding="0.097cm" fo:border-left="0.05pt solid #b3b3b3" fo:border-right="none" fo:border-top="none" fo:border-bottom="0.05pt solid #b3b3b3"/>
    </style:style>
    <style:style style:name="PubliAttachments.B2" style:family="table-cell">
      <style:table-cell-properties fo:padding="0.097cm" fo:border-left="0.05pt solid #b3b3b3" fo:border-right="none" fo:border-top="none" fo:border-bottom="0.05pt solid #b3b3b3"/>
    </style:style>
    <style:style style:name="PubliAttachments.C2" style:family="table-cell">
      <style:table-cell-properties fo:padding="0.097cm" fo:border-left="0.05pt solid #b3b3b3" fo:border-right="none" fo:border-top="none" fo:border-bottom="0.05pt solid #b3b3b3"/>
    </style:style>
    <style:style style:name="PubliAttachments.D2" style:family="table-cell">
      <style:table-cell-properties fo:padding="0.097cm" fo:border-left="0.05pt solid #b3b3b3" fo:border-right="none" fo:border-top="none" fo:border-bottom="0.05pt solid #b3b3b3"/>
    </style:style>
    <style:style style:name="PubliAttachments.E2" style:family="table-cell">
      <style:table-cell-properties fo:padding="0.097cm" fo:border-left="0.05pt solid #b3b3b3" fo:border-right="none" fo:border-top="none" fo:border-bottom="0.05pt solid #b3b3b3"/>
    </style:style>
    <style:style style:name="PubliAttachments.F2" style:family="table-cell">
      <style:table-cell-properties fo:padding="0.097cm" fo:border-left="0.05pt solid #b3b3b3" fo:border-right="none" fo:border-top="none" fo:border-bottom="0.05pt solid #b3b3b3"/>
    </style:style>
    <style:style style:name="PubliAttachments.G2" style:family="table-cell">
      <style:table-cell-properties fo:padding="0.097cm" fo:border-left="0.05pt solid #b3b3b3" fo:border-right="0.05pt solid #b3b3b3" fo:border-top="none" fo:border-bottom="0.05pt solid #b3b3b3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PubliComments.D1" style:family="table-cell">
      <style:table-cell-properties fo:background-color="#cccccc" fo:padding="0.097cm" fo:border="0.05pt solid #b3b3b3">
        <style:background-image/>
      </style:table-cell-properties>
    </style:style>
    <style:style style:name="PubliComments.A2" style:family="table-cell">
      <style:table-cell-properties fo:padding="0.097cm" fo:border-left="0.05pt solid #b3b3b3" fo:border-right="none" fo:border-top="none" fo:border-bottom="0.05pt solid #b3b3b3"/>
    </style:style>
    <style:style style:name="PubliComments.B2" style:family="table-cell">
      <style:table-cell-properties fo:padding="0.097cm" fo:border-left="0.05pt solid #b3b3b3" fo:border-right="none" fo:border-top="none" fo:border-bottom="0.05pt solid #b3b3b3"/>
    </style:style>
    <style:style style:name="PubliComments.C2" style:family="table-cell">
      <style:table-cell-properties fo:padding="0.097cm" fo:border-left="0.05pt solid #b3b3b3" fo:border-right="none" fo:border-top="none" fo:border-bottom="0.05pt solid #b3b3b3"/>
    </style:style>
    <style:style style:name="PubliComments.D2" style:family="table-cell">
      <style:table-cell-properties fo:padding="0.097cm" fo:border-left="0.05pt solid #b3b3b3" fo:border-right="0.05pt solid #b3b3b3" fo:border-top="none" fo:border-bottom="0.05pt solid #b3b3b3"/>
    </style:style>
    <style:style style:name="P1" style:family="paragraph" style:parent-style-name="Table_20_Contents">
      <style:paragraph-properties fo:margin-left="-0.097cm" fo:margin-right="-0.009cm" fo:text-indent="0cm" style:auto-text-indent="false" style:vertical-align="middle">
        <style:tab-stops/>
      </style:paragraph-properties>
      <style:text-properties fo:color="#b3b3b3"/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style:contextual-spacing="false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style:contextual-spacing="false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style:contextual-spacing="false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  <style:text-properties fo:color="#b3b3b3"/>
    </style:style>
    <style:style style:name="P7" style:family="paragraph" style:parent-style-name="Header">
      <style:paragraph-properties fo:margin-top="0cm" fo:margin-bottom="0.212cm" style:contextual-spacing="false" fo:text-align="end" style:justify-single-word="false"/>
    </style:style>
    <style:style style:name="P8" style:family="paragraph" style:parent-style-name="Standard">
      <style:paragraph-properties fo:margin-left="-0.005cm" fo:margin-right="-0.005cm" fo:text-align="center" style:justify-single-word="false" fo:text-indent="0.058cm" style:auto-text-indent="false" style:snap-to-layout-grid="false"/>
      <style:text-properties fo:color="#666666" fo:font-weight="bold" style:font-weight-asian="bold"/>
    </style:style>
    <style:style style:name="P9" style:family="paragraph" style:parent-style-name="Table_20_Heading">
      <style:text-properties fo:color="#666666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>
      <style:paragraph-properties fo:margin-left="1.501cm" fo:margin-right="0cm" fo:text-indent="-1.501cm" style:auto-text-indent="false"/>
    </style:style>
    <style:style style:name="P12" style:family="paragraph" style:parent-style-name="Standard">
      <style:paragraph-properties fo:margin-left="-0.005cm" fo:margin-right="-0.005cm" fo:text-align="center" style:justify-single-word="false" fo:text-indent="0.058cm" style:auto-text-indent="false" style:snap-to-layout-grid="false"/>
      <style:text-properties fo:color="#666666" fo:font-weight="bold" officeooo:paragraph-rsid="001bc036" style:font-weight-asian="bold"/>
    </style:style>
    <style:style style:name="P13" style:family="paragraph" style:parent-style-name="Titre_20__28_Page_20_de_20_garde_29_" style:master-page-name="Standard">
      <style:paragraph-properties style:page-number="auto"/>
      <style:text-properties style:font-name="Verdana"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style:font-name-asian="Times New Roman" style:font-name-complex="Calibri"/>
    </style:style>
    <style:style style:name="T3" style:family="text">
      <style:text-properties officeooo:rsid="001bc036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3"><text:title>Titre</text:title></text:p>
      </text:section>
      <text:section text:style-name="Sect1" text:name="Description">
        <text:p text:style-name="P10"><text:subject>Description</text:subject></text:p>
      </text:section>
      <text:section text:style-name="Sect1" text:name="Content">
        <text:p text:style-name="P11">document.section.content</text:p>
        <text:p text:style-name="P10"/>
      </text:section>
      <text:section text:style-name="Sect2" text:name="Attachments">
        <text:p text:style-name="Heading_20_1">document.section.attachme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column table:style-name="PubliAttachments.F"/>
          <table:table-column table:style-name="PubliAttachments.G"/>
          <table:table-row>
            <table:table-cell table:style-name="PubliAttachments.A1" office:value-type="string">
              <text:p text:style-name="P8"><text:bookmark-start text:name="__DdeLink__2875_680105899"/>publication.<text:bookmark-end text:name="__DdeLink__2875_680105899"/>attachment</text:p>
            </table:table-cell>
            <table:table-cell table:style-name="PubliAttachments.A1" office:value-type="string">
              <text:p text:style-name="P8">publication.title</text:p>
            </table:table-cell>
            <table:table-cell table:style-name="PubliAttachments.A1" office:value-type="string">
              <text:p text:style-name="P8">publication.description</text:p>
            </table:table-cell>
            <table:table-cell table:style-name="PubliAttachments.A1" office:value-type="string">
              <text:p text:style-name="P8"><text:bookmark-start text:name="__DdeLink__3191_680105899"/>publication.size<text:bookmark-end text:name="__DdeLink__3191_680105899"/></text:p>
            </table:table-cell>
            <table:table-cell table:style-name="PubliAttachments.A1" office:value-type="string">
              <text:p text:style-name="P12"><text:span text:style-name="T3">publication.version</text:span></text:p>
            </table:table-cell>
            <table:table-cell table:style-name="PubliAttachments.A1" office:value-type="string">
              <text:p text:style-name="P8">publication.uploadDate</text:p>
            </table:table-cell>
            <table:table-cell table:style-name="PubliAttachments.G1" office:value-type="string">
              <text:p text:style-name="P12"><text:span text:style-name="T3">publication.authors</text:span>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B2" office:value-type="string">
              <text:p text:style-name="Table_20_Contents"/>
            </table:table-cell>
            <table:table-cell table:style-name="PubliAttachments.C2" office:value-type="string">
              <text:p text:style-name="Table_20_Contents"/>
            </table:table-cell>
            <table:table-cell table:style-name="PubliAttachments.D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  <table:table-cell table:style-name="PubliAttachments.F2" office:value-type="string">
              <text:p text:style-name="Table_20_Contents"/>
            </table:table-cell>
            <table:table-cell table:style-name="PubliAttachments.G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mments">
        <text:p text:style-name="P11">document.section.comment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P9">publication.comment.author</text:p>
            </table:table-cell>
            <table:table-cell table:style-name="PubliComments.A1" office:value-type="string">
              <text:p text:style-name="P9">publication.comment.text</text:p>
            </table:table-cell>
            <table:table-cell table:style-name="PubliComments.A1" office:value-type="string">
              <text:p text:style-name="P9">publication.comment.creationDate</text:p>
            </table:table-cell>
            <table:table-cell table:style-name="PubliComments.D1" office:value-type="string">
              <text:p text:style-name="P9">publication.comment.updateDat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B2" office:value-type="string">
              <text:p text:style-name="Table_20_Contents"/>
            </table:table-cell>
            <table:table-cell table:style-name="PubliComments.C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</text:section>
      <text:section text:style-name="Sect1" text:name="SeeAlso">
        <text:p text:style-name="Heading_20_1">document.section.links</text:p>
        <text:p text:style-name="Standard">document.text.nolinks</text:p>
      </text:section>
      <text:section text:style-name="Sect1" text:name="Classification">
        <text:p text:style-name="P11">document.section.classification</text:p>
        <text:p text:style-name="Standard">document.text.noclassific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style:contextual-spacing="false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51pt solid #b3b3b3" fo:border-bottom="0.51pt solid #b3b3b3" style:shadow="none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style:contextual-spacing="false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style:contextual-spacing="false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style:contextual-spacing="false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style:contextual-spacing="false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style:contextual-spacing="false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contextual-spacing="false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 style:contextual-spacing="false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style:contextual-spacing="false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style:contextual-spacing="false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style:contextual-spacing="false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 style:contextual-spacing="false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style:contextual-spacing="false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 style:contextual-spacing="false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 style:contextual-spacing="false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 style:contextual-spacing="false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style:contextual-spacing="false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style:contextual-spacing="false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 style:contextual-spacing="false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style:contextual-spacing="false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style:contextual-spacing="false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style:contextual-spacing="false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style:contextual-spacing="false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style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style:contextual-spacing="false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style:contextual-spacing="false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style:contextual-spacing="false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style:contextual-spacing="false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style:contextual-spacing="false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style:contextual-spacing="false" fo:orphans="2" fo:widows="2" fo:hyphenation-ladder-count="no-limit" fo:background-color="#808080" fo:padding="0.035cm" fo:border="0.51pt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 style:master-page-name="">
      <style:paragraph-properties fo:margin-left="0cm" fo:margin-right="0cm" fo:margin-top="0.199cm" fo:margin-bottom="0.621cm" style:contextual-spacing="false" style:line-height-at-least="1.27cm" fo:text-align="center" style:justify-single-word="false" fo:keep-together="always" fo:hyphenation-ladder-count="no-limit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text-transform="capitalize" fo:color="#00ae00" style:font-name="Verdana1" fo:font-size="18pt" fo:letter-spacing="normal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style:contextual-spacing="false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06pt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13.847cm" style:rel-column-width="50520*"/>
    </style:style>
    <style:style style:name="Entête.B" style:family="table-column">
      <style:table-column-properties style:column-width="4.115cm" style:rel-column-width="15015*"/>
    </style:style>
    <style:style style:name="Entête.1" style:family="table-row">
      <style:table-row-properties style:min-row-height="0.953cm"/>
    </style:style>
    <style:style style:name="Entête.A1" style:family="table-cell">
      <style:table-cell-properties style:vertical-align="bottom" fo:padding="0.097cm" fo:border="none"/>
    </style:style>
    <style:style style:name="Entête.B1" style:family="table-cell">
      <style:table-cell-properties fo:padding="0.097cm" fo:border="none"/>
    </style:style>
    <style:style style:name="Entête.A2" style:family="table-cell">
      <style:table-cell-properties style:vertical-align="" fo:padding="0.097cm" fo:border="none"/>
    </style:style>
    <style:style style:name="Entête.B2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16.815cm" style:rel-column-width="61351*"/>
    </style:style>
    <style:style style:name="Footnote.B" style:family="table-column">
      <style:table-column-properties style:column-width="1.147cm" style:rel-column-width="4184*"/>
    </style:style>
    <style:style style:name="MP1" style:family="paragraph" style:parent-style-name="Table_20_Contents">
      <style:paragraph-properties fo:margin-left="-0.097cm" fo:margin-right="-0.009cm" fo:text-indent="0cm" style:auto-text-indent="false" style:vertical-align="middle">
        <style:tab-stops/>
      </style:paragraph-properties>
      <style:text-properties fo:color="#b3b3b3"/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style:contextual-spacing="false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  <style:text-properties fo:color="#b3b3b3"/>
    </style:style>
    <style:style style:name="MP5" style:family="paragraph" style:parent-style-name="Footer">
      <style:paragraph-properties fo:margin-left="0cm" fo:margin-right="0cm" fo:margin-top="0cm" fo:margin-bottom="0.212cm" style:contextual-spacing="false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style:contextual-spacing="false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style:contextual-spacing="false" fo:text-align="start" style:justify-single-word="false" fo:text-indent="0.03cm" style:auto-text-indent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span text:style-name="MT1">publication.creationDate </text:span><text:span text:style-name="MT1"><text:user-defined style:data-style-name="N0" text:name="CreatedAt"/></text:span><text:span text:style-name="MT1"> publication.by </text:span><text:span text:style-name="MT1"><text:user-defined style:data-style-name="N0" text:name="Author"/></text:span></text:p>
            </table:table-cell>
            <table:table-cell table:style-name="Entête.B2" table:number-rows-spanned="2" office:value-type="string">
              <text:p text:style-name="MP2"><draw:frame draw:style-name="Mfr1" draw:name="images2" text:anchor-type="as-char" svg:width="2.45cm" svg:height="1.499cm" draw:z-index="0"><draw:image xlink:href="Pictures/10000000000001F800000136DDD7953D.jpg" xlink:type="simple" xlink:show="embed" xlink:actuate="onLoad"/></draw:frame></text:p>
            </table:table-cell>
          </table:table-row>
          <table:table-row table:style-name="Entête.1">
            <table:table-cell table:style-name="Entête.A2" office:value-type="string">
              <text:p text:style-name="MP1"><text:span text:style-name="MT1">publication.updateDate </text:span><text:span text:style-name="MT1"><text:user-defined style:data-style-name="N0" text:name="ModifiedAt"/></text:span><text:span text:style-name="MT1"> publication.by </text:span><text:span text:style-name="MT1"><text:user-defined style:data-style-name="N0" text:name="Modifier"/></text:span></text:p>
            </table:table-cell>
            <table:covered-table-cell/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6" text:date-value="2013-06-20T11:07:02.99">20/06/2013</text:date> - <text:user-defined style:data-style-name="N0" text:name="URL"/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2">©</text:span>2011 Silverpeas<text:tab/><text:tab/><text:tab/><text:tab/><text:tab/><text:tab/><text:tab/><text:tab/><text:tab/> <text:s text:c="2"/><text:page-number text:select-page="current"/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</dc:title>
    <meta:creation-date>2011-04-22T17:04:02</meta:creation-date>
    <meta:editing-cycles>70</meta:editing-cycles>
    <meta:editing-duration>PT9H1M25S</meta:editing-duration>
    <meta:generator>LibreOffice/4.0.2.2$Linux_X86_64 LibreOffice_project/400m0$Build-2</meta:generator>
    <dc:subject>Description</dc:subject>
    <dc:date>2013-06-20T11:07:02</dc:date>
    <dc:creator>Emmanuel Hugonnet</dc:creator>
    <meta:document-statistic meta:table-count="4" meta:image-count="1" meta:object-count="0" meta:page-count="1" meta:paragraph-count="27" meta:word-count="34" meta:character-count="585" meta:non-whitespace-character-count="559"/>
    <meta:user-defined meta:name="Author"/>
    <meta:user-defined meta:name="CreatedAt"/>
    <meta:user-defined meta:name="ModifiedAt"/>
    <meta:user-defined meta:name="Modifier"/>
    <meta:user-defined meta:name="URL" meta:value-type="string"/>
    <meta:user-defined meta:name="Version" meta:value-type="string"/>
  </office:meta>
</office:document-meta>
</file>